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0.924cm"/>
    </style:style>
    <style:style style:name="co10" style:family="table-column">
      <style:table-column-properties fo:break-before="auto" style:column-width="6.235cm"/>
    </style:style>
    <style:style style:name="co11" style:family="table-column">
      <style:table-column-properties fo:break-before="auto" style:column-width="9.394cm"/>
    </style:style>
    <style:style style:name="co8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4.083cm"/>
    </style:style>
    <style:style style:name="co12" style:family="table-column">
      <style:table-column-properties fo:break-before="auto" style:column-width="2.641cm"/>
    </style:style>
    <style:style style:name="co13" style:family="table-column">
      <style:table-column-properties fo:break-before="auto" style:column-width="2.94cm"/>
    </style:style>
    <style:style style:name="co14" style:family="table-column">
      <style:table-column-properties fo:break-before="auto" style:column-width="2.15cm"/>
    </style:style>
    <style:style style:name="co15" style:family="table-column">
      <style:table-column-properties fo:break-before="auto" style:column-width="2.2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8" table:number-columns-repeated="1017" table:default-cell-style-name="ce3"/>
        <table:table-row table:style-name="ro1">
          <table:table-cell table:style-name="ce2" office:value-type="string" calcext:value-type="string">
            <text:p>OC</text:p>
          </table:table-cell>
          <table:table-cell table:style-name="ce2" office:value-type="string" calcext:value-type="string">
            <text:p>Absender</text:p>
          </table:table-cell>
          <table:table-cell table:style-name="ce2" office:value-type="string" calcext:value-type="string">
            <text:p>PaketName</text:p>
          </table:table-cell>
          <table:table-cell table:style-name="ce2" office:value-type="string" calcext:value-type="string">
            <text:p>Argument1</text:p>
          </table:table-cell>
          <table:table-cell table:style-name="ce2" office:value-type="string" calcext:value-type="string">
            <text:p>Argument2</text:p>
          </table:table-cell>
          <table:table-cell table:style-name="ce2" office:value-type="string" calcext:value-type="string">
            <text:p>Argument3</text:p>
          </table:table-cell>
          <table:table-cell table:style-name="ce2" office:value-type="string" calcext:value-type="string">
            <text:p>Argument4</text:p>
          </table:table-cell>
          <table:table-cell table:style-name="ce2"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Username:Str</text:p>
          </table:table-cell>
          <table:table-cell office:value-type="string" calcext:value-type="string">
            <text:p>Password:Str</text:p>
          </table:table-cell>
          <table:table-cell table:number-columns-repeated="101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ogout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equestChatList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hatCreate</text:p>
          </table:table-cell>
          <table:table-cell office:value-type="string" calcext:value-type="string">
            <text:p>ContactName:Str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hatDelete</text:p>
          </table:table-cell>
          <table:table-cell office:value-type="string" calcext:value-type="string">
            <text:p>ChatID:Long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MessageSend</text:p>
          </table:table-cell>
          <table:table-cell office:value-type="string" calcext:value-type="string">
            <text:p>ChatID:Long</text:p>
          </table:table-cell>
          <table:table-cell office:value-type="string" calcext:value-type="string">
            <text:p>Message:Str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MessageSend</text:p>
          </table:table-cell>
          <table:table-cell office:value-type="string" calcext:value-type="string">
            <text:p>ChatID:Long</text:p>
          </table:table-cell>
          <table:table-cell office:value-type="string" calcext:value-type="string">
            <text:p>Message:Str</text:p>
          </table:table-cell>
          <table:table-cell office:value-type="string" calcext:value-type="string">
            <text:p>Media:Str</text:p>
          </table:table-cell>
          <table:table-cell table:number-columns-repeated="101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egisterAccount</text:p>
          </table:table-cell>
          <table:table-cell office:value-type="string" calcext:value-type="string">
            <text:p>Username:Str</text:p>
          </table:table-cell>
          <table:table-cell office:value-type="string" calcext:value-type="string">
            <text:p>Password:Str</text:p>
          </table:table-cell>
          <table:table-cell office:value-type="string" calcext:value-type="string">
            <text:p>Email:Str</text:p>
          </table:table-cell>
          <table:table-cell office:value-type="string" calcext:value-type="string">
            <text:p>Gender:Str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equestOwnContactList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equestMedia</text:p>
          </table:table-cell>
          <table:table-cell office:value-type="string" calcext:value-type="string">
            <text:p>MediaID:Long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equestContactList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equestConfirmContact</text:p>
          </table:table-cell>
          <table:table-cell office:value-type="string" calcext:value-type="string">
            <text:p>Username:Str</text:p>
          </table:table-cell>
          <table:table-cell table:number-columns-repeated="102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Unknown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Invalid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LoginResponse</text:p>
          </table:table-cell>
          <table:table-cell office:value-type="string" calcext:value-type="string">
            <text:p>STATUSCODE</text:p>
          </table:table-cell>
          <table:table-cell office:value-type="string" calcext:value-type="string">
            <text:p>Username:Str</text:p>
          </table:table-cell>
          <table:table-cell table:number-columns-repeated="101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LogoutResponse</text:p>
          </table:table-cell>
          <table:table-cell office:value-type="string" calcext:value-type="string">
            <text:p>STATUSCODE</text:p>
          </table:table-cell>
          <table:table-cell table:number-columns-repeated="102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hatListBegin</text:p>
          </table:table-cell>
          <table:table-cell office:value-type="string" calcext:value-type="string">
            <text:p>ChatCount:int</text:p>
          </table:table-cell>
          <table:table-cell table:number-columns-repeated="102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hatListElement</text:p>
          </table:table-cell>
          <table:table-cell office:value-type="string" calcext:value-type="string">
            <text:p>ChatID:Long</text:p>
          </table:table-cell>
          <table:table-cell table:number-columns-repeated="2" office:value-type="string" calcext:value-type="string">
            <text:p>Username:Str</text:p>
          </table:table-cell>
          <table:table-cell table:number-columns-repeated="101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hatListEnd</text:p>
          </table:table-cell>
          <table:table-cell table:number-columns-repeated="102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hatCreateResponse</text:p>
          </table:table-cell>
          <table:table-cell office:value-type="string" calcext:value-type="string">
            <text:p>STATUSCODE</text:p>
          </table:table-cell>
          <table:table-cell table:number-columns-repeated="102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hatDeleteResponse</text:p>
          </table:table-cell>
          <table:table-cell office:value-type="string" calcext:value-type="string">
            <text:p>STATUSCODE</text:p>
          </table:table-cell>
          <table:table-cell table:number-columns-repeated="102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essageSendResponse</text:p>
          </table:table-cell>
          <table:table-cell office:value-type="string" calcext:value-type="string">
            <text:p>STATUSCODE</text:p>
          </table:table-cell>
          <table:table-cell table:number-columns-repeated="102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essageSended</text:p>
          </table:table-cell>
          <table:table-cell office:value-type="string" calcext:value-type="string">
            <text:p>ChatID:Long</text:p>
          </table:table-cell>
          <table:table-cell office:value-type="string" calcext:value-type="string">
            <text:p>TimeStamp:Long</text:p>
          </table:table-cell>
          <table:table-cell office:value-type="string" calcext:value-type="string">
            <text:p>Message:Str</text:p>
          </table:table-cell>
          <table:table-cell table:number-columns-repeated="101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essageSended</text:p>
          </table:table-cell>
          <table:table-cell office:value-type="string" calcext:value-type="string">
            <text:p>ChatID:Long</text:p>
          </table:table-cell>
          <table:table-cell office:value-type="string" calcext:value-type="string">
            <text:p>TimeStamp:Long</text:p>
          </table:table-cell>
          <table:table-cell office:value-type="string" calcext:value-type="string">
            <text:p>Message:Str</text:p>
          </table:table-cell>
          <table:table-cell office:value-type="string" calcext:value-type="string">
            <text:p>MediaID:Long</text:p>
          </table:table-cell>
          <table:table-cell table:number-columns-repeated="101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RegisterAccountResponse</text:p>
          </table:table-cell>
          <table:table-cell office:value-type="string" calcext:value-type="string">
            <text:p>STATUSCODE</text:p>
          </table:table-cell>
          <table:table-cell table:number-columns-repeated="102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ontactOwnListResponse</text:p>
          </table:table-cell>
          <table:table-cell office:value-type="string" calcext:value-type="string">
            <text:p>STATUSCODE</text:p>
          </table:table-cell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ontactOwnListBegin</text:p>
          </table:table-cell>
          <table:table-cell office:value-type="string" calcext:value-type="string">
            <text:p>Count:int</text:p>
          </table:table-cell>
          <table:table-cell table:number-columns-repeated="102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ontactOwnListElem</text:p>
          </table:table-cell>
          <table:table-cell office:value-type="string" calcext:value-type="string">
            <text:p>ContactName:Str</text:p>
          </table:table-cell>
          <table:table-cell office:value-type="string" calcext:value-type="string">
            <text:p>ContactSince:Long</text:p>
          </table:table-cell>
          <table:table-cell table:number-columns-repeated="101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ontactOwnListBegin</text:p>
          </table:table-cell>
          <table:table-cell table:number-columns-repeated="102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ediaResponse</text:p>
          </table:table-cell>
          <table:table-cell office:value-type="string" calcext:value-type="string">
            <text:p>STATUSCODE</text:p>
          </table:table-cell>
          <table:table-cell office:value-type="string" calcext:value-type="string">
            <text:p>Media:Str</text:p>
          </table:table-cell>
          <table:table-cell table:number-columns-repeated="101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ontactListResponse</text:p>
          </table:table-cell>
          <table:table-cell office:value-type="string" calcext:value-type="string">
            <text:p>STATUSCODE</text:p>
          </table:table-cell>
          <table:table-cell table:number-columns-repeated="102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ontactListBegin</text:p>
          </table:table-cell>
          <table:table-cell office:value-type="string" calcext:value-type="string">
            <text:p>Count:int</text:p>
          </table:table-cell>
          <table:table-cell table:number-columns-repeated="102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ontactListElement</text:p>
          </table:table-cell>
          <table:table-cell office:value-type="string" calcext:value-type="string">
            <text:p>ContactName:Str</text:p>
          </table:table-cell>
          <table:table-cell table:number-columns-repeated="102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ontactListEnd</text:p>
          </table:table-cell>
          <table:table-cell table:number-columns-repeated="102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onfirmContactResponse</text:p>
          </table:table-cell>
          <table:table-cell office:value-type="string" calcext:value-type="string">
            <text:p>STATUSCODE</text:p>
          </table:table-cell>
          <table:table-cell table:number-columns-repeated="102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onfirmContactAdd</text:p>
          </table:table-cell>
          <table:table-cell table:number-columns-repeated="2" office:value-type="string" calcext:value-type="string">
            <text:p>Username:Str</text:p>
          </table:table-cell>
          <table:table-cell table:number-columns-repeated="1019"/>
        </table:table-row>
        <table:table-row table:style-name="ro1">
          <table:table-cell table:style-name="ce5" office:value-type="float" office:value="234" calcext:value-type="float">
            <text:p>234</text:p>
          </table:table-cell>
          <table:table-cell table:style-name="ce5" office:value-type="string" calcext:value-type="string">
            <text:p>SERVER</text:p>
          </table:table-cell>
          <table:table-cell table:style-name="ce5" office:value-type="string" calcext:value-type="string">
            <text:p>RequestConfirmContact</text:p>
          </table:table-cell>
          <table:table-cell table:style-name="ce5" office:value-type="string" calcext:value-type="string">
            <text:p>Username:Str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Nachrichten werden in UTF-8 gesend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wischen jdem Wert wird Leerzeichen als Trennzeichen verwendet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&lt;OperationsCode&gt;[LERRZEICHEN]&lt;Argument1&gt;[LERRZEICHEN]&lt;Argument2&gt; ..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SP.:</text:p>
          </table:table-cell>
          <table:table-cell office:value-type="string" calcext:value-type="string">
            <text:p>LoginPak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0 hans meinPasswort123</text:p>
          </table:table-cell>
          <table:table-cell table:number-columns-repeated="102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021" table:default-cell-style-name="Default"/>
        <table:table-row table:style-name="ro1">
          <table:table-cell table:style-name="ce4" office:value-type="string" calcext:value-type="string">
            <text:p>SC</text:p>
          </table:table-cell>
          <table:table-cell table:style-name="ce4" office:value-type="string" calcext:value-type="string">
            <text:p>Definition</text:p>
          </table:table-cell>
          <table:table-cell table:style-name="ce4" table:number-columns-repeated="102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// ALLE</text:p>
          </table:table-cell>
          <table:table-cell table:number-columns-repeated="1021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USERNAME_INVALID</text:p>
          </table:table-cell>
          <table:table-cell office:value-type="string" calcext:value-type="string">
            <text:p>// REGISTER_ACCOUNT</text:p>
          </table:table-cell>
          <table:table-cell table:number-columns-repeated="102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PASSWORD_INVALID</text:p>
          </table:table-cell>
          <table:table-cell office:value-type="string" calcext:value-type="string">
            <text:p>// REGISTER_ACCOUNT</text:p>
          </table:table-cell>
          <table:table-cell table:number-columns-repeated="102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USERNAME_ALREADY_TAKEN</text:p>
          </table:table-cell>
          <table:table-cell office:value-type="string" calcext:value-type="string">
            <text:p>// REGISTER_ACCOUNT</text:p>
          </table:table-cell>
          <table:table-cell table:number-columns-repeated="1021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LIENT_ALREADY_LOGGED_IN</text:p>
          </table:table-cell>
          <table:table-cell office:value-type="string" calcext:value-type="string">
            <text:p>// LOGIN</text:p>
          </table:table-cell>
          <table:table-cell table:number-columns-repeated="1021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USERNAME_ALREADY_LOGGED_IN</text:p>
          </table:table-cell>
          <table:table-cell office:value-type="string" calcext:value-type="string">
            <text:p>// LOGIN</text:p>
          </table:table-cell>
          <table:table-cell table:number-columns-repeated="102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PASSWORD_WRONG</text:p>
          </table:table-cell>
          <table:table-cell office:value-type="string" calcext:value-type="string">
            <text:p>// LOGIN</text:p>
          </table:table-cell>
          <table:table-cell table:number-columns-repeated="1021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LIENT_NOT_LOGGED_IN</text:p>
          </table:table-cell>
          <table:table-cell office:value-type="string" calcext:value-type="string">
            <text:p>// ALLE bis auf LOGIN</text:p>
          </table:table-cell>
          <table:table-cell table:number-columns-repeated="1021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HAT_NOT_FOUND</text:p>
          </table:table-cell>
          <table:table-cell office:value-type="string" calcext:value-type="string">
            <text:p>// MESSAGE_SEND</text:p>
          </table:table-cell>
          <table:table-cell table:number-columns-repeated="1021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CHAT_PERMISSION_DENIED</text:p>
          </table:table-cell>
          <table:table-cell office:value-type="string" calcext:value-type="string">
            <text:p>// MESSAGE_SEND, CHAT_DELETE, </text:p>
            <text:p>// REQUEST_MEDIA</text:p>
          </table:table-cell>
          <table:table-cell table:number-columns-repeated="1021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CONTACT_NOT_FOUND</text:p>
          </table:table-cell>
          <table:table-cell office:value-type="string" calcext:value-type="string">
            <text:p>// CHAT_CREATE, CHAT_DELETE, </text:p>
            <text:p>// MESSAGE_SEND</text:p>
          </table:table-cell>
          <table:table-cell table:number-columns-repeated="102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ONTACT_NOT_CONFIRMED</text:p>
          </table:table-cell>
          <table:table-cell office:value-type="string" calcext:value-type="string">
            <text:p>// CHAT_CREATE</text:p>
          </table:table-cell>
          <table:table-cell table:number-columns-repeated="102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MEDIA_NOT_FOUND</text:p>
          </table:table-cell>
          <table:table-cell office:value-type="string" calcext:value-type="string">
            <text:p>// REQUEST_MEDIA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.00.0000</text:date>, <text:time style:data-style-name="N2" text:time-value="20:56:47.14803836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itri </meta:initial-creator>
    <meta:creation-date>2015-12-14T12:31:56.150025279</meta:creation-date>
    <dc:date>2015-12-14T20:58:31.088223324</dc:date>
    <dc:creator>Dimitri </dc:creator>
    <meta:editing-duration>PT3H41M3S</meta:editing-duration>
    <meta:editing-cycles>13</meta:editing-cycles>
    <meta:generator>LibreOffice/4.2.8.2$Linux_X86_64 LibreOffice_project/420m0$Build-2</meta:generator>
    <meta:document-statistic meta:table-count="2" meta:cell-count="211" meta:object-count="0"/>
  </office:meta>
</office:document-meta>
</file>